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FBFBF"/>
    </style:style>
    <style:style style:name="ce3" style:family="table-cell" style:parent-style-name="Default" style:data-style-name="N0">
      <style:table-cell-properties fo:background-color="#404040"/>
    </style:style>
    <style:style style:name="ce4" style:family="table-cell" style:parent-style-name="Default" style:data-style-name="N0">
      <style:table-cell-properties fo:background-color="#215C98"/>
    </style:style>
    <style:style style:name="ce5" style:family="table-cell" style:parent-style-name="Default" style:data-style-name="N0">
      <style:table-cell-properties fo:background-color="#215C98"/>
      <style:text-properties fo:color="#F2F2F2"/>
    </style:style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63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maandag</text:p>
          </table:table-cell>
          <table:table-cell table:style-name="ce2"/>
          <table:table-cell table:style-name="ce1"/>
          <table:table-cell table:style-name="ce2"/>
          <table:table-cell office:value-type="string" table:style-name="ce2">
            <text:p>dinsdag</text:p>
          </table:table-cell>
          <table:table-cell table:style-name="ce2"/>
          <table:table-cell table:style-name="ce1"/>
          <table:table-cell table:style-name="ce2"/>
          <table:table-cell office:value-type="string" table:style-name="ce2">
            <text:p>woensdag</text:p>
          </table:table-cell>
          <table:table-cell table:style-name="ce2"/>
          <table:table-cell table:style-name="ce1"/>
          <table:table-cell table:style-name="ce2"/>
          <table:table-cell office:value-type="string" table:style-name="ce2">
            <text:p>donderdag</text:p>
          </table:table-cell>
          <table:table-cell table:style-name="ce2"/>
          <table:table-cell table:style-name="ce1"/>
          <table:table-cell table:style-name="ce2"/>
          <table:table-cell office:value-type="string" table:style-name="ce2">
            <text:p>vrijdag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63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3"/>
          <table:table-cell table:number-columns-repeated="9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office:value-type="string" table:style-name="ce3">
            <text:p><text:s text:c="2"/>week: 3</text:p>
          </table:table-cell>
          <table:table-cell table:number-columns-repeated="9"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niks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style-name="ce3"/>
          <table:table-cell table:number-columns-repeated="9" table:style-name="ce1"/>
          <table:table-cell table:style-name="ce4"/>
          <table:table-cell office:value-type="string" table:style-name="ce4">
            <text:p>Html/css Ad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office:value-type="string" table:style-name="ce4">
            <text:p>Html/css Ad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4">
            <text:p>Html/css Ad</text:p>
          </table:table-cell>
          <table:table-cell table:style-name="ce4"/>
          <table:table-cell table:number-columns-repeated="16363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style-name="ce3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office:value-type="string" table:style-name="ce3">
            <text:p>week: 4</text:p>
          </table:table-cell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niks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style-name="ce3"/>
          <table:table-cell table:style-name="ce1"/>
          <table:table-cell table:style-name="ce4"/>
          <table:table-cell office:value-type="string" table:style-name="ce4">
            <text:p>Html/css Ad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Html/css Ad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Php Beg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office:value-type="string" table:style-name="ce4">
            <text:p>PhP be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4">
            <text:p>Php beg</text:p>
          </table:table-cell>
          <table:table-cell table:style-name="ce4"/>
          <table:table-cell table:number-columns-repeated="16363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style-name="ce3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office:value-type="string" table:style-name="ce3">
            <text:p>week: 5</text:p>
          </table:table-cell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niks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style-name="ce3"/>
          <table:table-cell table:style-name="ce1"/>
          <table:table-cell table:style-name="ce4"/>
          <table:table-cell office:value-type="string" table:style-name="ce4">
            <text:p>php beg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Php beg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php beg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number-columns-repeated="16363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3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office:value-type="string" table:style-name="ce3">
            <text:p>week: 6</text:p>
          </table:table-cell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niks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style-name="ce3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number-columns-repeated="16363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style-name="ce3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office:value-type="string" table:style-name="ce3">
            <text:p>Week: 7</text:p>
          </table:table-cell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niks</text:p>
          </table:table-cell>
          <table:table-cell table:style-name="ce4"/>
          <table:table-cell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style-name="ce3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style-name="ce1"/>
          <table:table-cell table:number-columns-repeated="3" table:style-name="ce4"/>
          <table:table-cell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number-columns-repeated="3"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5">
            <text:p><text:s text:c="6"/>prog</text:p>
          </table:table-cell>
          <table:table-cell table:style-name="ce4"/>
          <table:table-cell table:number-columns-repeated="16363"/>
        </table:table-row>
        <table:table-row table:style-name="ro1">
          <table:table-cell table:number-columns-repeated="18" table:style-name="ce1"/>
          <table:table-cell table:style-name="ce4"/>
          <table:table-cell office:value-type="string" table:style-name="ce4">
            <text:p>C# beg</text:p>
          </table:table-cell>
          <table:table-cell table:style-name="ce4"/>
          <table:table-cell table:number-columns-repeated="16363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10</meta:generator>
    <dc:title/>
    <dc:description/>
    <dc:subject/>
    <meta:initial-creator>Brent Mannes</meta:initial-creator>
    <dc:creator>Onno Timmermans</dc:creator>
    <meta:creation-date>2024-09-20T08:43:53Z</meta:creation-date>
    <dc:date>2024-09-20T12:45:28Z</dc:date>
  </office:meta>
</office:document-meta>
</file>